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8"/>
    <style:style style:name="ce4" style:family="table-cell" style:parent-style-name="Default" style:data-style-name="N38">
      <style:table-cell-properties style:vertical-align="middle" style:cell-protect="protected"/>
    </style:style>
    <style:style style:name="ce5" style:family="table-cell" style:parent-style-name="Default" style:data-style-name="N39"/>
    <style:style style:name="ce6" style:family="table-cell" style:parent-style-name="Default" style:data-style-name="N39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OD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ARTICULO</text:p>
          </table:table-cell>
          <table:table-cell office:value-type="string" table:style-name="ce5">
            <text:p>PRECIO</text:p>
          </table:table-cell>
          <table:table-cell office:value-type="string" table:style-name="ce3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6.6280000000000001" table:style-name="ce6">
            <text:p>$ 6,63</text:p>
          </table:table-cell>
          <table:table-cell office:value-type="date" office:date-value="2000-10-22T00:00:00" table:style-name="ce4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currency" office:value="284.57690000000002" table:style-name="ce6">
            <text:p>$ 284,58</text:p>
          </table:table-cell>
          <table:table-cell office:value-type="date" office:date-value="2002-03-11T00:00:00" table:style-name="ce4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currency" office:value="159.4462" table:style-name="ce6">
            <text:p>$ 159,45</text:p>
          </table:table-cell>
          <table:table-cell office:value-type="date" office:date-value="2002-05-26T00:00:00" table:style-name="ce4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currency" office:value="93.469399999999993" table:style-name="ce6">
            <text:p>$ 93,47</text:p>
          </table:table-cell>
          <table:table-cell office:value-type="date" office:date-value="2000-03-20T00:00:00" table:style-name="ce4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currency" office:value="60" table:style-name="ce6">
            <text:p>$ 60,00</text:p>
          </table:table-cell>
          <table:table-cell office:value-type="date" office:date-value="2000-09-13T00:00:00" table:style-name="ce4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currency" office:value="30.204499999999999" table:style-name="ce6">
            <text:p>$ 30,20</text:p>
          </table:table-cell>
          <table:table-cell office:value-type="date" office:date-value="2001-03-23T00:00:00" table:style-name="ce4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currency" office:value="103.3356" table:style-name="ce6">
            <text:p>$ 103,34</text:p>
          </table:table-cell>
          <table:table-cell office:value-type="date" office:date-value="2000-04-11T00:00:00" table:style-name="ce4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currency" office:value="174.23099999999999" table:style-name="ce6">
            <text:p>$ 174,23</text:p>
          </table:table-cell>
          <table:table-cell office:value-type="date" office:date-value="2000-01-10T00:00:00" table:style-name="ce4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currency" office:value="442.5444" table:style-name="ce6">
            <text:p>$ 442,54</text:p>
          </table:table-cell>
          <table:table-cell office:value-type="date" office:date-value="2002-09-24T00:00:00" table:style-name="ce4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currency" office:value="168.42529999999999" table:style-name="ce6">
            <text:p>$ 168,43</text:p>
          </table:table-cell>
          <table:table-cell office:value-type="date" office:date-value="2000-02-04T00:00:00" table:style-name="ce4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currency" office:value="24.398599999999998" table:style-name="ce6">
            <text:p>$ 24,40</text:p>
          </table:table-cell>
          <table:table-cell office:value-type="date" office:date-value="2001-05-23T00:00:00" table:style-name="ce4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currency" office:value="67.130600000000001" table:style-name="ce6">
            <text:p>$ 67,13</text:p>
          </table:table-cell>
          <table:table-cell office:value-type="date" office:date-value="2002-08-11T00:00:00" table:style-name="ce4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currency" office:value="1505.3766000000001" table:style-name="ce6">
            <text:p>$ 1.505,38</text:p>
          </table:table-cell>
          <table:table-cell office:value-type="date" office:date-value="2001-07-03T00:00:00" table:style-name="ce4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currency" office:value="54.091099999999997" table:style-name="ce6">
            <text:p>$ 54,09</text:p>
          </table:table-cell>
          <table:table-cell office:value-type="date" office:date-value="2000-06-07T00:00:00" table:style-name="ce4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currency" office:value="6.7362000000000002" table:style-name="ce6">
            <text:p>$ 6,74</text:p>
          </table:table-cell>
          <table:table-cell office:value-type="date" office:date-value="2000-04-17T00:00:00" table:style-name="ce4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currency" office:value="105.05929999999999" table:style-name="ce6">
            <text:p>$ 105,06</text:p>
          </table:table-cell>
          <table:table-cell office:value-type="date" office:date-value="2001-01-04T00:00:00" table:style-name="ce4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currency" office:value="46.734699999999997" table:style-name="ce6">
            <text:p>$ 46,73</text:p>
          </table:table-cell>
          <table:table-cell office:value-type="date" office:date-value="2001-02-02T00:00:00" table:style-name="ce4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currency" office:value="101.0566" table:style-name="ce6">
            <text:p>$ 101,06</text:p>
          </table:table-cell>
          <table:table-cell office:value-type="date" office:date-value="2000-03-18T00:00:00" table:style-name="ce4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currency" office:value="43.272799999999997" table:style-name="ce6">
            <text:p>$ 43,27</text:p>
          </table:table-cell>
          <table:table-cell office:value-type="date" office:date-value="2001-01-15T00:00:00" table:style-name="ce4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currency" office:value="19.7468" table:style-name="ce6">
            <text:p>$ 19,75</text:p>
          </table:table-cell>
          <table:table-cell office:value-type="date" office:date-value="2001-07-02T00:00:00" table:style-name="ce4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currency" office:value="11.395200000000001" table:style-name="ce6">
            <text:p>$ 11,40</text:p>
          </table:table-cell>
          <table:table-cell office:value-type="date" office:date-value="2001-09-04T00:00:00" table:style-name="ce4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currency" office:value="522.69299999999998" table:style-name="ce6">
            <text:p>$ 522,69</text:p>
          </table:table-cell>
          <table:table-cell office:value-type="date" office:date-value="2001-07-10T00:00:00" table:style-name="ce4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currency" office:value="111.64400000000001" table:style-name="ce6">
            <text:p>$ 111,64</text:p>
          </table:table-cell>
          <table:table-cell office:value-type="date" office:date-value="2000-11-11T00:00:00" table:style-name="ce4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currency" office:value="75.273099999999999" table:style-name="ce6">
            <text:p>$ 75,27</text:p>
          </table:table-cell>
          <table:table-cell office:value-type="date" office:date-value="2001-06-25T00:00:00" table:style-name="ce4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currency" office:value="143.702" table:style-name="ce6">
            <text:p>$ 143,70</text:p>
          </table:table-cell>
          <table:table-cell office:value-type="date" office:date-value="2000-11-25T00:00:00" table:style-name="ce4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currency" office:value="500000" table:style-name="ce6">
            <text:p>$ 500.000,00</text:p>
          </table:table-cell>
          <table:table-cell office:value-type="date" office:date-value="2002-04-05T00:00:00" table:style-name="ce4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currency" office:value="43.914700000000003" table:style-name="ce6">
            <text:p>$ 43,91</text:p>
          </table:table-cell>
          <table:table-cell office:value-type="date" office:date-value="2002-07-04T00:00:00" table:style-name="ce4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currency" office:value="360.0736" table:style-name="ce6">
            <text:p>$ 360,07</text:p>
          </table:table-cell>
          <table:table-cell office:value-type="date" office:date-value="2001-05-03T00:00:00" table:style-name="ce4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currency" office:value="9.0584000000000007" table:style-name="ce6">
            <text:p>$ 9,06</text:p>
          </table:table-cell>
          <table:table-cell office:value-type="date" office:date-value="2002-02-20T00:00:00" table:style-name="ce4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currency" office:value="57.25" table:style-name="ce6">
            <text:p>$ 57,25</text:p>
          </table:table-cell>
          <table:table-cell office:value-type="date" office:date-value="2001-04-15T00:00:00" table:style-name="ce4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currency" office:value="439.1764" table:style-name="ce6">
            <text:p>$ 439,18</text:p>
          </table:table-cell>
          <table:table-cell office:value-type="date" office:date-value="2002-01-03T00:00:00" table:style-name="ce4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currency" office:value="29.043399999999998" table:style-name="ce6">
            <text:p>$ 29,04</text:p>
          </table:table-cell>
          <table:table-cell office:value-type="date" office:date-value="2000-02-23T00:00:00" table:style-name="ce4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currency" office:value="39.760599999999997" table:style-name="ce6">
            <text:p>$ 39,76</text:p>
          </table:table-cell>
          <table:table-cell office:value-type="date" office:date-value="2001-05-27T00:00:00" table:style-name="ce4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currency" office:value="22.069199999999999" table:style-name="ce6">
            <text:p>$ 22,07</text:p>
          </table:table-cell>
          <table:table-cell office:value-type="date" office:date-value="2002-08-10T00:00:00" table:style-name="ce4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currency" office:value="15.095000000000001" table:style-name="ce6">
            <text:p>$ 15,10</text:p>
          </table:table-cell>
          <table:table-cell office:value-type="date" office:date-value="2002-07-04T00:00:00" table:style-name="ce4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currency" office:value="4.3273000000000001" table:style-name="ce6">
            <text:p>$ 4,33</text:p>
          </table:table-cell>
          <table:table-cell office:value-type="date" office:date-value="2002-05-12T00:00:00" table:style-name="ce4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currency" office:value="270" table:style-name="ce6">
            <text:p>$ 270,00</text:p>
          </table:table-cell>
          <table:table-cell office:value-type="date" office:date-value="2000-02-14T00:00:00" table:style-name="ce4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currency" office:value="127.7704" table:style-name="ce6">
            <text:p>$ 127,77</text:p>
          </table:table-cell>
          <table:table-cell office:value-type="date" office:date-value="2002-09-02T00:00:00" table:style-name="ce4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currency" office:value="144" table:style-name="ce6">
            <text:p>$ 144,00</text:p>
          </table:table-cell>
          <table:table-cell office:value-type="date" office:date-value="2002-05-05T00:00:00" table:style-name="ce4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currency" office:value="21.6" table:style-name="ce6">
            <text:p>$ 21,60</text:p>
          </table:table-cell>
          <table:table-cell office:value-type="date" office:date-value="2002-02-02T00:00:00" table:style-name="ce4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4" table:style-name="ro2">
          <table:table-cell table:number-columns-repeated="3" table:style-name="ce1"/>
          <table:table-cell table:style-name="ce2"/>
          <table:table-cell table:style-name="ce3"/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number-rows-repeated="1048529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8">
      <number:year number:style="long"/>
      <number:text>-</number:text>
      <number:month number:style="long"/>
      <number:text>-</number:text>
      <number:day number:style="long"/>
    </number:date-style>
    <number:currency-style style:name="N39P0">
      <number:currency-symbol>$</number:currency-symbol>
      <number:text> </number:text>
      <number:number number:decimal-places="2" number:min-integer-digits="1" number:grouping="true"/>
    </number:currency-style>
    <number:currency-style style:name="N39">
      <style:text-properties fo:color="#FF0000"/>
      <number:currency-symbol>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Fabiola Perez</dc:creator>
    <meta:creation-date>2015-07-21T10:08:22Z</meta:creation-date>
    <dc:date>2022-07-11T17:00:12Z</dc:date>
  </office:meta>
</office:document-meta>
</file>